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91d29"/>
    </style:style>
    <style:style style:name="T1" style:family="text">
      <style:text-properties officeooo:rsid="00091d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top Losing Your Best Employees</text:span></text:p>
      <text:p text:style-name="P1"><text:span text:style-name="T1">Posted By: Jill Tillinghast</text:span></text:p>
      <text:p text:style-name="P1"><text:span text:style-name="T1"/></text:p>
      <text:p text:style-name="P1"><text:span text:style-name="T1">As the economy begins to pick back up, your top performers may end up getting offers from other companies. In past downturns and recoveries, many talented people jumped ship, especially when they perceived there was more opportunity elsewhere.</text:span></text:p>
      <text:p text:style-name="P1"><text:span text:style-name="T1"/></text:p>
      <text:p text:style-name="P1"><text:span text:style-name="T1">So what can you do to retain your best people?</text:span></text:p>
      <text:p text:style-name="P1"><text:span text:style-name="T1">The key is to identify your top performers, stay close to them, and work on finding rewards that work for them. Here are few tips:</text:span></text:p>
      <text:p text:style-name="P1"><text:span text:style-name="T1"/></text:p>
      <text:p text:style-name="P1"><text:span text:style-name="T1"><text:s text:c="4"/>* Pay attention. Show your employees that you value them and their contributions. Tailor HR and benefit programs to meet the needs of your unique workforce. This may mean moving to flex time, PTO, or offering more choices in healthcare plans and adding any other unconventional policies.</text:span></text:p>
      <text:p text:style-name="P1"><text:span text:style-name="T1"><text:s text:c="4"/>* Teach, coach...lead the flock. Provide ongoing training. Have an open door policy. Provide mentoring and opportunities that your competitors do not offer. Lead by example and follow through on your promises.</text:span></text:p>
      <text:p text:style-name="P1"><text:span text:style-name="T1"><text:s text:c="4"/>* Ensure your company's goals are in line with your employee reward system. Set clear expectations on how you will reward top performers.</text:span></text:p>
      <text:p text:style-name="P1"><text:span text:style-name="T1"><text:s text:c="4"/>* Ask and you shall receive. Ask your top people why they like working at your company. Ask them why they stay. And ask them what they'd do differently. Use their feedback to make improvements. On the other hand, when someone leaves your company, ask them what made them make this decision. Knowing is half the battle.</text:span></text:p>
      <text:p text:style-name="P1"><text:span text:style-name="T1"/></text:p>
      <text:p text:style-name="P1"><text:span text:style-name="T1">And as a bonus tip, call Personnel Preference! Often we find that overstressed and overworked staff can lead to massive turnover. We can help you use temporary staffing when needed to alleviate strain and stress and ensure your top performers don't jump 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28:01.61</meta:creation-date>
    <meta:document-statistic meta:table-count="0" meta:image-count="0" meta:object-count="0" meta:page-count="1" meta:paragraph-count="10" meta:word-count="284" meta:character-count="1703"/>
    <dc:date>2011-01-12T11:28:34.80</dc:date>
    <dc:creator>Dwayne Haner</dc:creator>
    <meta:editing-duration>PT00H00M33S</meta:editing-duration>
    <meta:editing-cycles>1</meta:editing-cycles>
    <meta:generator>OpenOffice.org/3.2$Win32 OpenOffice.org_project/320m19$Build-9504</meta:generator>
  </office:meta>
</office:document-meta>
</file>